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style:text-position="super 58%" fo:font-weight="normal" style:font-weight-asian="normal" style:font-weight-complex="normal"/>
    </style:style>
    <style:style style:name="T35" style:family="text">
      <style:text-properties officeooo:rsid="00ddb14a"/>
    </style:style>
    <style:style style:name="T36" style:family="text">
      <style:text-properties officeooo:rsid="00e6c0cb"/>
    </style:style>
    <style:style style:name="T37" style:family="text">
      <style:text-properties officeooo:rsid="00e9002e"/>
    </style:style>
    <style:style style:name="T38" style:family="text">
      <style:text-properties officeooo:rsid="00f40956"/>
    </style:style>
    <style:style style:name="T39" style:family="text">
      <style:text-properties officeooo:rsid="00fbd10d"/>
    </style:style>
    <style:style style:name="T40" style:family="text">
      <style:text-properties officeooo:rsid="01047184"/>
    </style:style>
    <style:style style:name="T41" style:family="text">
      <style:text-properties officeooo:rsid="01072dc4"/>
    </style:style>
    <style:style style:name="T42" style:family="text">
      <style:text-properties fo:font-weight="bold" style:font-weight-asian="bold" style:font-weight-complex="bold"/>
    </style:style>
    <style:style style:name="T43" style:family="text">
      <style:text-properties officeooo:rsid="010d5a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32">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34">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35">I took a rapid test w/ negative result. Cait said I should go to the party alone, but it didn’t sit well when I said okay… with either of us. We decided we would eat lasagna and drink champagne. She was feeling down.</text:span></text:p>
      <text:p text:style-name="P18"><text:s text:c="3"/><text:span text:style-name="T35">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45"/>
      <text:p text:style-name="P145"/>
      <text:p text:style-name="P145"/>
      <text:p text:style-name="P145"/>
      <text:p text:style-name="P145"/>
      <text:p text:style-name="P145">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1"><text:soft-page-break/>I.I.XXI</text:p>
      <text:p text:style-name="P41"><text:span text:style-name="T2"/></text:p>
      <text:p text:style-name="P42"><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2"><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2"><text:span text:style-name="T2"/></text:p>
      <text:p text:style-name="P50"><text:span text:style-name="T2">. . .</text:span></text:p>
      <text:p text:style-name="P42"><text:span text:style-name="T2"/></text:p>
      <text:p text:style-name="P42"><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2"><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2"><text:span text:style-name="T2"/></text:p>
      <text:p text:style-name="P50"><text:span text:style-name="T2">. . .</text:span></text:p>
      <text:p text:style-name="P42"><text:span text:style-name="T2"/></text:p>
      <text:p text:style-name="P42"><text:span text:style-name="T2">Ate a taco and, later, some mac &amp; cheese. I decided to watch Isle of Dogs and enjoyed it. Sunny came in after 30 mins and enjoyed it even more than I did.</text:span></text:p>
      <text:p text:style-name="P42"><text:soft-page-break/><text:span text:style-name="T2"/></text:p>
      <text:p text:style-name="P42">I.II</text:p>
      <text:p text:style-name="P42"><text:span text:style-name="T2"/></text:p>
      <text:p text:style-name="P42"><text:span text:style-name="T2">A big rain started at 4AM, accompanied by a single large crack of thunder. Whiskey took Nutmeg’s spot at the end of the couch and Nutmeg climbed on top of me.</text:span></text:p>
      <text:p text:style-name="P42"><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2"><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2"><text:span text:style-name="T2"/></text:p>
      <text:p text:style-name="P50"><text:span text:style-name="T2">. . .</text:span></text:p>
      <text:p text:style-name="P42"><text:span text:style-name="T2"/></text:p>
      <text:p text:style-name="P58"><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8"><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3"><text:span text:style-name="T2"/></text:p>
      <text:p text:style-name="P51"><text:span text:style-name="T2">. . .</text:span></text:p>
      <text:p text:style-name="P43"><text:span text:style-name="T2"/></text:p>
      <text:p text:style-name="P59"><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9"><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4"><text:span text:style-name="T2"/></text:p>
      <text:p text:style-name="P52"><text:span text:style-name="T2">. . .</text:span></text:p>
      <text:p text:style-name="P44"><text:span text:style-name="T2"/></text:p>
      <text:p text:style-name="P59"><text:span text:style-name="T2">we ended up drinking Woodford Reserve and eating mushies, listening to records, smoking cigarettes and typing on my Rebound. Eventually, Cait announced it was, “Time to get vertical——no, I mean horizontal!”</text:span></text:p>
      <text:p text:style-name="P59"><text:span text:style-name="T2"/></text:p>
      <text:p text:style-name="P60">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5"><text:span text:style-name="T2"/></text:p>
      <text:p text:style-name="P53"><text:span text:style-name="T2">. . .</text:span></text:p>
      <text:p text:style-name="P45"><text:span text:style-name="T2"/></text:p>
      <text:p text:style-name="P61"><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1"><text:span text:style-name="T2"><text:s text:c="3"/>She drove me home and I started working. Unfortunately, turtlemoon.net is already a design firm, so back to the drawing board. I decided to make some coffee and write in my journal.</text:span></text:p>
      <text:p text:style-name="P45"><text:span text:style-name="T2"/></text:p>
      <text:p text:style-name="P53"><text:span text:style-name="T2">. . .</text:span></text:p>
      <text:p text:style-name="P45"><text:span text:style-name="T2"/></text:p>
      <text:p text:style-name="P61"><text:span text:style-name="T2">I worked most of the night (person on parole and conflicted abortion lady) took a bath, talked to Cait and cuddled Nutmeg. I fell asleep around 11PM after letting my phone die from scrolling.</text:span></text:p>
      <text:p text:style-name="P61"><text:span text:style-name="T2"/></text:p>
      <text:p text:style-name="P61"><text:span text:style-name="T2"/></text:p>
      <text:p text:style-name="P61"><text:span text:style-name="T2"/></text:p>
      <text:p text:style-name="P61"><text:span text:style-name="T2"/></text:p>
      <text:p text:style-name="P61"><text:span text:style-name="T2"/></text:p>
      <text:p text:style-name="P62"><text:soft-page-break/>I.IV</text:p>
      <text:p text:style-name="P62"><text:span text:style-name="T2"/></text:p>
      <text:p text:style-name="P61"><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1"><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1"><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1"><text:span text:style-name="T3"><text:s text:c="3"/>Either way, I grabbed my sticks, rags and throne from the house and then walked down to Kev’s. I was the first in the basement. It sounded like Fursty was upstairs.</text:span></text:p>
      <text:p text:style-name="P46"><text:span text:style-name="T2"/></text:p>
      <text:p text:style-name="P54"><text:span text:style-name="T2">. . .</text:span></text:p>
      <text:p text:style-name="P46"><text:span text:style-name="T2"/></text:p>
      <text:p text:style-name="P63"><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3"><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3"><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3"><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3"><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4"><text:soft-page-break/>I.V</text:p>
      <text:p text:style-name="P64"/>
      <text:p text:style-name="P22">Weird dreams about a snake trying to <text:span text:style-name="T36">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36">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7"><text:span text:style-name="T2"/></text:p>
      <text:p text:style-name="P55"><text:span text:style-name="T2">. . .</text:span></text:p>
      <text:p text:style-name="P47"><text:span text:style-name="T2"/></text:p>
      <text:p text:style-name="P65"><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5"><text:span text:style-name="T2"><text:s text:c="3"/>I came home, typed 10 mins of tape, ate some noodles Sunny had made and fell asleep.</text:span></text:p>
      <text:p text:style-name="P65"><text:span text:style-name="T2"/></text:p>
      <text:p text:style-name="P65"><text:span text:style-name="T2"/></text:p>
      <text:p text:style-name="P65"><text:span text:style-name="T2"/></text:p>
      <text:p text:style-name="P65"><text:soft-page-break/>I.VI</text:p>
      <text:p text:style-name="P65"><text:span text:style-name="T2"/></text:p>
      <text:p text:style-name="P65"><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8"><text:span text:style-name="T2"/></text:p>
      <text:p text:style-name="P56"><text:span text:style-name="T2">. . .</text:span></text:p>
      <text:p text:style-name="P48"><text:span text:style-name="T2"/></text:p>
      <text:p text:style-name="P66"><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6"><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6"><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6"><text:span text:style-name="T2"><text:s text:c="3"/>I was spinning when I got to bed and so happy to listen to Cait talk about her grandmother. She asked me why I was crying. I said it was the happiest she’d ever seemed. </text:span></text:p>
      <text:p text:style-name="P66"><text:span text:style-name="T2"/></text:p>
      <text:p text:style-name="P67">I.VII</text:p>
      <text:p text:style-name="P67"/>
      <text:p text:style-name="P23">Woke at Cait’s, ate a clementine, made <text:span text:style-name="T37">a French press and wrote in my journal on the couch.</text:span></text:p>
      <text:p text:style-name="P49"><text:span text:style-name="T2"/></text:p>
      <text:p text:style-name="P57"><text:span text:style-name="T2">. . .</text:span></text:p>
      <text:p text:style-name="P49"><text:span text:style-name="T2"/></text:p>
      <text:p text:style-name="P68"><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9"><text:span text:style-name="T2"/></text:p>
      <text:p text:style-name="P57"><text:span text:style-name="T2">. . .</text:span></text:p>
      <text:p text:style-name="P49"><text:span text:style-name="T2"/></text:p>
      <text:p text:style-name="P68"><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8"><text:span text:style-name="T2"/></text:p>
      <text:p text:style-name="P68"><text:span text:style-name="T2"/></text:p>
      <text:p text:style-name="P68"><text:span text:style-name="T2"/></text:p>
      <text:p text:style-name="P68"><text:soft-page-break/>I.VIII</text:p>
      <text:p text:style-name="P68"><text:span text:style-name="T2"/></text:p>
      <text:p text:style-name="P68"><text:span text:style-name="T2">Woke at 9:45, </text:span><text:span text:style-name="T5">ate two clementines, made a French press and wrote in my journal. I’d had a dream about Cait ghosting me and was relieved to find it untrue.</text:span></text:p>
      <text:p text:style-name="P68"><text:span text:style-name="T5"/></text:p>
      <text:p text:style-name="P69"><text:span text:style-name="T5">. . .</text:span></text:p>
      <text:p text:style-name="P69"><text:span text:style-name="T5"/></text:p>
      <text:p text:style-name="P70"><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70"><text:span text:style-name="T2"><text:s text:c="3"/>I walked home, loaded my drums and sat on the couch looking at my phone for a while. I drove the truck down Brevard Rd. to Sierra Nevada, checked in at the truck entrance, parked and let myself inside.</text:span></text:p>
      <text:p text:style-name="P70"><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70"><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70"><text:span text:style-name="T2"><text:s text:c="3"/>I finally felt okay with sitting down and writing in my journal.</text:span></text:p>
      <text:p text:style-name="P18"/>
      <text:p text:style-name="P18"/>
      <text:p text:style-name="P18"/>
      <text:p text:style-name="P71"><text:soft-page-break/>I.IX</text:p>
      <text:p text:style-name="P71"><text:span text:style-name="T2"/></text:p>
      <text:p text:style-name="P72"><text:span text:style-name="T2">The dogs woke me up at 8:30, and so I fed </text:span><text:span text:style-name="T6">them, let them out, made coffee, drank it on the couch and started transcribing.</text:span></text:p>
      <text:p text:style-name="P73"><text:span text:style-name="T6"/></text:p>
      <text:p text:style-name="P73"><text:span text:style-name="T6">. . .</text:span></text:p>
      <text:p text:style-name="P73"><text:span text:style-name="T6"/></text:p>
      <text:p text:style-name="P74"><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4"><text:span text:style-name="T2"/></text:p>
      <text:p text:style-name="P75">I.X</text:p>
      <text:p text:style-name="P75"><text:span text:style-name="T2"/></text:p>
      <text:p text:style-name="P74"><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4"><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4"><text:span text:style-name="T2"/></text:p>
      <text:p text:style-name="P76"><text:span text:style-name="T2">. . .</text:span></text:p>
      <text:p text:style-name="P74"><text:span text:style-name="T2"/></text:p>
      <text:p text:style-name="P77"><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7"><text:span text:style-name="T7"/></text:p>
      <text:p text:style-name="P78">I.XI</text:p>
      <text:p text:style-name="P78"><text:span text:style-name="T2"/></text:p>
      <text:p text:style-name="P78"><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8"><text:span text:style-name="T8"/></text:p>
      <text:p text:style-name="P79"><text:span text:style-name="T8">. . .</text:span></text:p>
      <text:p text:style-name="P78"><text:span text:style-name="T8"/></text:p>
      <text:p text:style-name="P80"><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80"><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80"><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80"><text:span text:style-name="T2"/></text:p>
      <text:p text:style-name="P81">I.XII</text:p>
      <text:p text:style-name="P81"><text:span text:style-name="T2"/></text:p>
      <text:p text:style-name="P80"><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80"><text:span text:style-name="T9"/></text:p>
      <text:p text:style-name="P82"><text:span text:style-name="T9">. . .</text:span></text:p>
      <text:p text:style-name="P80"><text:span text:style-name="T9"/></text:p>
      <text:p text:style-name="P8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4">I.XIII</text:p>
      <text:p text:style-name="P84"/>
      <text:p text:style-name="P24">We woke and decided not to go to Sylva. <text:span text:style-name="T38">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33">finally</text:span> started getting a JLC order together. Darth and Panda did preorders. Aside from a bath, that’s all I did.</text:p>
      <text:p text:style-name="P26"/>
      <text:p text:style-name="P85">I.XIV</text:p>
      <text:p text:style-name="P85"><text:span text:style-name="T2"/></text:p>
      <text:p text:style-name="P85"><text:span text:style-name="T2">Got up at 7:50, fed dogs, drank coffee, played </text:span><text:span text:style-name="T10">Wordle, scrolled and wrote in my journal.</text:span></text:p>
      <text:p text:style-name="P85"><text:span text:style-name="T10"/></text:p>
      <text:p text:style-name="P86"><text:span text:style-name="T10">. . .</text:span></text:p>
      <text:p text:style-name="P85"><text:span text:style-name="T10"/></text:p>
      <text:p text:style-name="P87"><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7"><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7"><text:span text:style-name="T2"/></text:p>
      <text:p text:style-name="P88">I.XV</text:p>
      <text:p text:style-name="P88"><text:span text:style-name="T2"/></text:p>
      <text:p text:style-name="P88"><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8"><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8"><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8"><text:span text:style-name="T11"/></text:p>
      <text:p text:style-name="P89"><text:span text:style-name="T11">. . .</text:span></text:p>
      <text:p text:style-name="P89"><text:span text:style-name="T11"/></text:p>
      <text:p text:style-name="P90"><text:span text:style-name="T2">I worked until around 3 and started to chill. Cait came over when she was done with work. We smoked a bowl, smooched a bit, watched a Lake Street Dive video and then went to meet Lauren at the Pub.</text:span></text:p>
      <text:p text:style-name="P90"><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90"><text:span text:style-name="T2"/></text:p>
      <text:p text:style-name="P90"><text:span text:style-name="T2"/></text:p>
      <text:p text:style-name="P90"><text:span text:style-name="T2"/></text:p>
      <text:p text:style-name="P90"><text:span text:style-name="T2"/></text:p>
      <text:p text:style-name="P90"><text:soft-page-break/>I.XVI</text:p>
      <text:p text:style-name="P90"><text:span text:style-name="T2"/></text:p>
      <text:p text:style-name="P90"><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90"><text:span text:style-name="T12"><text:s text:c="3"/>We watched Kingpin after that. Before that, I now remember we made love for 15 minutes while the French press steeped. We made some more love after the movie and then got started on spaghetti.</text:span></text:p>
      <text:p text:style-name="P90"><text:span text:style-name="T12"><text:s text:c="3"/>We watched a Netflix movie, Wild Oats, and ate spaghetti halfway through. We laid low and read books after the movie. Cait’s stomach started to hurt, so I tried to make her laugh.</text:span></text:p>
      <text:p text:style-name="P90"><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90"><text:span text:style-name="T12"/></text:p>
      <text:p text:style-name="P91">I.XVII</text:p>
      <text:p text:style-name="P91"><text:span text:style-name="T2"/></text:p>
      <text:p text:style-name="P91"><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1"><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3">I.XVIII</text:p>
      <text:p text:style-name="P92"/>
      <text:p text:style-name="P28">Didn’t really want to get up with the dogs <text:span text:style-name="T39">this morning, but, at 7:40, I did. I fed them, made coffee, played Wordle (PROXY in six,) and worked until about 2:30 with some PCB and plate work mixed in. Cait didn’t have to go to work after all, so she </text:span><text:soft-page-break/><text:span text:style-name="T39">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4">I.XIX</text:p>
      <text:p text:style-name="P94"><text:span text:style-name="T2"/></text:p>
      <text:p text:style-name="P94"><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4"/>
      <text:p text:style-name="P95"><text:span text:style-name="T14">. . .</text:span></text:p>
      <text:p text:style-name="P94"/>
      <text:p text:style-name="P96"><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6"><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6"><text:span text:style-name="T2"><text:s text:c="3"/>We played </text:span><text:span text:style-name="T32">Apples to Apples</text:span><text:span text:style-name="T2">, smoked some weed and then upgraded to </text:span><text:span text:style-name="T32">Carts Against Humanity</text:span><text:span text:style-name="T2">, which was a riot. Before all that, we opened presents. After cards, we opened stockings, shared a cider and then went to bed.</text:span></text:p>
      <text:p text:style-name="P96"><text:span text:style-name="T2"/></text:p>
      <text:p text:style-name="P97">I.XX</text:p>
      <text:p text:style-name="P97"><text:span text:style-name="T2"/></text:p>
      <text:p text:style-name="P96"><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6"><text:span text:style-name="T15"><text:s text:c="3"/>We drove to the Purple Onion, loaded in, set up, sound checked, ordered food, ate noodles, drank champagne and coffee and wrote in my journal.</text:span></text:p>
      <text:p text:style-name="P96"><text:span text:style-name="T15"/></text:p>
      <text:p text:style-name="P98"><text:span text:style-name="T15">. . .</text:span></text:p>
      <text:p text:style-name="P98"><text:span text:style-name="T15"/></text:p>
      <text:p text:style-name="P99"><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9"><text:span text:style-name="T2"/></text:p>
      <text:p text:style-name="P100"/>
      <text:p text:style-name="P100"/>
      <text:p text:style-name="P100"/>
      <text:p text:style-name="P99"><text:soft-page-break/>I.XXI</text:p>
      <text:p text:style-name="P100"><text:span text:style-name="T2"/></text:p>
      <text:p text:style-name="P101"><text:span text:style-name="T2">Woke and nearly upset Cait by wanting to walk home. Instead, I made coffee and drank it in bed while she got ready for work——Wordle in 4/6, “PRICK.”</text:span></text:p>
      <text:p text:style-name="P101"><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1"><text:span text:style-name="T2"/></text:p>
      <text:p text:style-name="P102"><text:span text:style-name="T2">. . .</text:span></text:p>
      <text:p text:style-name="P101"><text:span text:style-name="T2"/></text:p>
      <text:p text:style-name="P101"><text:span text:style-name="T2">I think I just worked and went to bed.</text:span></text:p>
      <text:p text:style-name="P101"><text:span text:style-name="T2"/></text:p>
      <text:p text:style-name="P101">I.XXII</text:p>
      <text:p text:style-name="P101"><text:span text:style-name="T2"/></text:p>
      <text:p text:style-name="P101"><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1"><text:span text:style-name="T16"><text:s text:c="3"/>Hours later, we went to Cait’s house and hung out a bit more, but I was very tired and perhaps invisible. I went to bed around 2 or 230.</text:span></text:p>
      <text:p text:style-name="P101"><text:span text:style-name="T16"/></text:p>
      <text:p text:style-name="P103">I.XXIII</text:p>
      <text:p text:style-name="P103"><text:span text:style-name="T2"/></text:p>
      <text:p text:style-name="P103"><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3"><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3"><text:span text:style-name="T2"><text:s text:c="3"/>I drove home, showed a video of Queen of the Night to Sunny and Will, smoked a bowl and wrote in my journal.</text:span></text:p>
      <text:p text:style-name="P103"><text:span text:style-name="T2"/></text:p>
      <text:p text:style-name="P104"><text:span text:style-name="T2">. . .</text:span></text:p>
      <text:p text:style-name="P103"><text:span text:style-name="T2"/></text:p>
      <text:p text:style-name="P103"><text:span text:style-name="T2">I must have been pretty tired. I made shells w/ beet sauce, talked to Cait and fell asleep.</text:span></text:p>
      <text:p text:style-name="P103"><text:span text:style-name="T2"/></text:p>
      <text:p text:style-name="P105">I.XXIV</text:p>
      <text:p text:style-name="P105"><text:span text:style-name="T2"/></text:p>
      <text:p text:style-name="P103"><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3"><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3"><text:soft-page-break/><text:span text:style-name="T17"><text:s text:c="3"/>I went back to the Pump. Michael Scott and josh “Professor Swaggy” were at the bar. I ordered a porter, caught up with Holly and then went outside to soak up some sun and write in my journal.</text:span></text:p>
      <text:p text:style-name="P103"><text:span text:style-name="T17"/></text:p>
      <text:p text:style-name="P104"><text:span text:style-name="T17">. . .</text:span></text:p>
      <text:p text:style-name="P103"><text:span text:style-name="T17"/></text:p>
      <text:p text:style-name="P106"><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6"><text:span text:style-name="T2"><text:s text:c="3"/>The three of us rode home, and I reserved a tub for 4:30. I think I basically j stared at my phone until I fell asleep.</text:span></text:p>
      <text:p text:style-name="P106"><text:span text:style-name="T2"/></text:p>
      <text:p text:style-name="P107">I.XXV</text:p>
      <text:p text:style-name="P107"><text:span text:style-name="T2"/></text:p>
      <text:p text:style-name="P107"><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7"><text:span text:style-name="T18"/></text:p>
      <text:p text:style-name="P108"><text:span text:style-name="T18">. . .</text:span></text:p>
      <text:p text:style-name="P108"><text:span text:style-name="T18"/></text:p>
      <text:p text:style-name="P109"><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9"><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9"><text:span text:style-name="T2"><text:s text:c="3"/></text:span><text:span text:style-name="T19">We went home buzzed, made pasta and fell asleep.</text:span></text:p>
      <text:p text:style-name="P109"><text:span text:style-name="T19"/></text:p>
      <text:p text:style-name="P110">I.XXVI</text:p>
      <text:p text:style-name="P18"/>
      <text:p text:style-name="P31">Had some nice morning cuddles with Cait and <text:span text:style-name="T40">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1">I.XXVII</text:p>
      <text:p text:style-name="P111"/>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2">I.XXVIII</text:p>
      <text:p text:style-name="P112"><text:span text:style-name="T2"/></text:p>
      <text:p text:style-name="P112"><text:span text:style-name="T2">Lots of morning snuggles with Cait. I walked home around 12:30, made iced coffee, typed on my Rebound-S and wrote in my journal.</text:span></text:p>
      <text:p text:style-name="P112"><text:span text:style-name="T2"/></text:p>
      <text:p text:style-name="P113"><text:span text:style-name="T2">. . .</text:span></text:p>
      <text:p text:style-name="P112"><text:span text:style-name="T2"/></text:p>
      <text:p text:style-name="P112"><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2"><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2"><text:span text:style-name="T2"/></text:p>
      <text:p text:style-name="P112"/>
      <text:p text:style-name="P112"/>
      <text:p text:style-name="P112"/>
      <text:p text:style-name="P112"/>
      <text:p text:style-name="P112"/>
      <text:p text:style-name="P112"/>
      <text:p text:style-name="P111"><text:soft-page-break/>I.XXIX</text:p>
      <text:p text:style-name="P112"><text:span text:style-name="T2"/></text:p>
      <text:p text:style-name="P112"><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2"><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2"><text:span text:style-name="T20"><text:s text:c="3"/>Cait was getting a little sad, worried about our sex life and “Sunny stuff,” but she also had been drinking at work. I wanted to let her get lots of sleep, so she dropped me off. I did nothing until I fell asleep.</text:span></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4"><text:soft-page-break/>I.XXX</text:p>
      <text:p text:style-name="P114"><text:span text:style-name="T2"/></text:p>
      <text:p text:style-name="P115"><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5"><text:span text:style-name="T2"><text:s text:c="3"/>I stayed home because Cait was riding a CBD wave. It was nice to fall asleep.</text:span></text:p>
      <text:p text:style-name="P115"><text:span text:style-name="T2"/></text:p>
      <text:p text:style-name="P115">I.XXXI</text:p>
      <text:p text:style-name="P115"><text:span text:style-name="T2"/></text:p>
      <text:p text:style-name="P35">Woke to three keyboard orders, which <text:span text:style-name="T41">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41">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41">But, I saw Kevin driving toward me. He had forgotten he was supposed to play Whistle Hop. I felt a little uneasy down there knowing Sunny and Cait were hanging out and knowing no drums would be </text:span><text:soft-page-break/><text:span text:style-name="T41">tracked, so I said, “I’m gonna take the night off, guys. You got this.”</text:span></text:p>
      <text:p text:style-name="P35"><text:s text:c="3"/><text:span text:style-name="T41">I walked back up and drank w/ Cait, Casey, Eric. . .Some guy started attacking Xavier so Cait and I drove him away. We eventually went with Eric down to Cait’s house to smoke the bong and watch Buffy the Vampire Slayer.</text:span></text:p>
      <text:p text:style-name="P35"/>
      <text:p text:style-name="P116">II.I</text:p>
      <text:p text:style-name="P116"><text:span text:style-name="T2"/></text:p>
      <text:p text:style-name="P11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7"><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7"><text:span text:style-name="T21"/></text:p>
      <text:p text:style-name="P118"><text:span text:style-name="T21">. . .</text:span></text:p>
      <text:p text:style-name="P118"><text:span text:style-name="T21"/></text:p>
      <text:p text:style-name="P119"><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19"><text:span text:style-name="T2"/></text:p>
      <text:p text:style-name="P119"><text:span text:style-name="T2"/></text:p>
      <text:p text:style-name="P119"><text:span text:style-name="T2"/></text:p>
      <text:p text:style-name="P119"><text:span text:style-name="T2"/></text:p>
      <text:p text:style-name="P119"><text:span text:style-name="T2"/></text:p>
      <text:p text:style-name="P119"><text:soft-page-break/>II.II</text:p>
      <text:p text:style-name="P119"><text:span text:style-name="T2"/></text:p>
      <text:p text:style-name="P119"><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19"><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19"><text:span text:style-name="T22"><text:s text:c="3"/>We called it a day after that. I did some PCB work but eventually felt braindead. I did some laundry, stared at the computer way too long, wrote in my journal, and, before that, ate leftover udon.</text:span></text:p>
      <text:p text:style-name="P119"><text:span text:style-name="T22"/></text:p>
      <text:p text:style-name="P120"><text:span text:style-name="T22">. . .</text:span></text:p>
      <text:p text:style-name="P119"><text:span text:style-name="T22"/></text:p>
      <text:p text:style-name="P121"><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1"><text:span text:style-name="T2"/></text:p>
      <text:p text:style-name="P121"><text:span text:style-name="T2"/></text:p>
      <text:p text:style-name="P121"><text:span text:style-name="T2"/></text:p>
      <text:p text:style-name="P121"><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42">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2">II.V</text:p>
      <text:p text:style-name="P122"><text:span text:style-name="T2"/></text:p>
      <text:p text:style-name="P121"><text:span text:style-name="T2">So cold when I woke. Played Wordle,</text:span><text:span text:style-name="T23"> paid rent, made coffee and took some Rebound-S protos. I did some work the night before in separating them into RBOG and RBCS, both starting at v 401.</text:span></text:p>
      <text:p text:style-name="P121"><text:span text:style-name="T23"/></text:p>
      <text:p text:style-name="P123"><text:span text:style-name="T23">. . .</text:span></text:p>
      <text:p text:style-name="P121"><text:span text:style-name="T23"/></text:p>
      <text:p text:style-name="P124"><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4"><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4"><text:soft-page-break/><text:span text:style-name="T2"><text:s text:c="3"/>We eventually went back to Wende’s, where the girls did blow and I liad on the bed bored. We went to Cait’s at 4AM and had sex for a little too long.</text:span></text:p>
      <text:p text:style-name="P124"><text:span text:style-name="T2"/></text:p>
      <text:p text:style-name="P124">II.VI</text:p>
      <text:p text:style-name="P124"><text:span text:style-name="T2"/></text:p>
      <text:p text:style-name="P124"><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4"><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4"><text:span text:style-name="T24"/></text:p>
      <text:p text:style-name="P125">II.VII</text:p>
      <text:p text:style-name="P125"><text:span text:style-name="T2"/></text:p>
      <text:p text:style-name="P125"><text:span text:style-name="T2">Slept til nearly 11, made coffee, got lost on Facebook for a while, switched to Wordle and Reddit and then wrote in my journal.</text:span></text:p>
      <text:p text:style-name="P124"><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25"><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25"><text:span text:style-name="T2"/></text:p>
      <text:p text:style-name="P126"><text:soft-page-break/>II.VII</text:p>
      <text:p text:style-name="P125"/>
      <text:p text:style-name="P37">Did not want to get up this morning. When I <text:span text:style-name="T43">did to feed the dogs, I noticed Cait was online, so I told her I love her. We talked through some things and I fell back asleep.</text:span></text:p>
      <text:p text:style-name="P37"><text:s text:c="3"/><text:span text:style-name="T43">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33">another</text:span> project, a Kiwi doing a presentation on using Minecraft in the classroom. I went to bed around 1:30.</text:p>
      <text:p text:style-name="P39"/>
      <text:p text:style-name="P127">II.IX</text:p>
      <text:p text:style-name="P127"><text:span text:style-name="T2"/></text:p>
      <text:p text:style-name="P127"><text:span text:style-name="T2">woke, fed the dogs, made coffee, posted </text:span><text:span text:style-name="T25">Rebound-S on Reddit for 40s Day, played Wordle (HUMOR in 4) and wrote in my journal.</text:span></text:p>
      <text:p text:style-name="P127"><text:span text:style-name="T25"/></text:p>
      <text:p text:style-name="P128"><text:span text:style-name="T25">. . .</text:span></text:p>
      <text:p text:style-name="P127"><text:span text:style-name="T25"/></text:p>
      <text:p text:style-name="P129"><text:span text:style-name="T2">I finished the Minecraft assignment, made a Reddit post for 40s Day, packed an order, got dressed, walked down to Cait’s, smoked some weed and wrote in my journal.</text:span></text:p>
      <text:p text:style-name="P129"><text:span text:style-name="T2"/></text:p>
      <text:p text:style-name="P130"><text:span text:style-name="T2">. . .</text:span></text:p>
      <text:p text:style-name="P129"><text:span text:style-name="T2"/></text:p>
      <text:p text:style-name="P129"><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29"><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29"><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29"><text:span text:style-name="T2"/></text:p>
      <text:p text:style-name="P131">II.X</text:p>
      <text:p text:style-name="P131"><text:span text:style-name="T2"/></text:p>
      <text:p text:style-name="P131"><text:span text:style-name="T2">We took our time waking up and eventually </text:span><text:span text:style-name="T26">drove down to Simple. I had a breakfast sandwich and Cait had a kale salad. We drove down to Bent Creek and had a walk around Lake Powatan.</text:span></text:p>
      <text:p text:style-name="P131"><text:span text:style-name="T26"><text:s text:c="3"/>We decided to part ways after that and enjoy some alone time. I found a generic business transcription and did as much as I could before falling asleep.</text:span></text:p>
      <text:p text:style-name="P131"><text:span text:style-name="T26"/></text:p>
      <text:p text:style-name="P132">II.XI</text:p>
      <text:p text:style-name="P132"><text:span text:style-name="T2"/></text:p>
      <text:p text:style-name="P132"><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2"><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2"><text:span text:style-name="T2"><text:s text:c="3"/>I had Kev drop me off at Alley Cat, where Cait and I drank champagne until Lauren convinced us to go across the street for Mario Kart. We couldn’t believe Adam was our bartender.</text:span></text:p>
      <text:p text:style-name="P132"><text:span text:style-name="T2"><text:s text:c="3"/>We went home, made love and fell asleep.</text:span></text:p>
      <text:p text:style-name="P132"><text:span text:style-name="T2"/></text:p>
      <text:p text:style-name="P133">II.XII</text:p>
      <text:p text:style-name="P132"><text:span text:style-name="T2"/></text:p>
      <text:p text:style-name="P132"><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2"><text:span text:style-name="T27"><text:s text:c="3"/>It was just me and Scott until AB and Kirsten eventually showed up. At 10, I walked home and did PCB stuff until I was ready for sleep.</text:span></text:p>
      <text:p text:style-name="P132"><text:span text:style-name="T27"/></text:p>
      <text:p text:style-name="P134">II.XIII</text:p>
      <text:p text:style-name="P135"><text:span text:style-name="T2"/></text:p>
      <text:p text:style-name="P135"><text:span text:style-name="T2">Slept til 11, played Wordle, made coffee and ordered PCB stuff, about $350 worth. After that, I drank coffee and caught up on four days of journal entries.</text:span></text:p>
      <text:p text:style-name="P135"><text:span text:style-name="T2"/></text:p>
      <text:p text:style-name="P136"><text:span text:style-name="T2">. . .</text:span></text:p>
      <text:p text:style-name="P135"><text:span text:style-name="T2"/></text:p>
      <text:p text:style-name="P135"><text:span text:style-name="T2">I went on to work on QALIZpad after that, got a bit cranky and then made some noodles. Then I watched the Super Bowl, finished the PCB and eventually went to bed.</text:span></text:p>
      <text:p text:style-name="P137"><text:soft-page-break/>II.XIV</text:p>
      <text:p text:style-name="P137"><text:span text:style-name="T2"/></text:p>
      <text:p text:style-name="P137"><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37"><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37"><text:span text:style-name="T28"/></text:p>
      <text:p text:style-name="P138">II.XV</text:p>
      <text:p text:style-name="P138"><text:span text:style-name="T2"/></text:p>
      <text:p text:style-name="P138"><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38"><text:span text:style-name="T29"><text:s text:c="3"/>I walked to the CBD store, bought a pack of D8 cigarettes, went to the Pump and smoked one with a porter. I walked home, found work, smoked in the bath, watched some Simpsons and then wrote in my journal.</text:span></text:p>
      <text:p text:style-name="P138"><text:span text:style-name="T29"/></text:p>
      <text:p text:style-name="P139">II.XVI</text:p>
      <text:p text:style-name="P139"><text:span text:style-name="T2"/></text:p>
      <text:p text:style-name="P139"><text:span text:style-name="T2">Let the dogs wake me up at 7, made </text:span><text:span text:style-name="T30">coffee, looked at my phone, played Wordle (CAULK in 6,) worked and spent way too long looking at FB on my break. I worked some more and then wrote in my journal.</text:span></text:p>
      <text:p text:style-name="P139"><text:span text:style-name="T30"/></text:p>
      <text:p text:style-name="P140"><text:soft-page-break/><text:span text:style-name="T30">. . .</text:span></text:p>
      <text:p text:style-name="P141"><text:span text:style-name="T30"/></text:p>
      <text:p text:style-name="P141"><text:span text:style-name="T2">I finished working at 11:30, caught a quick nap and walked up to munoz for Kev’s bday lunch. He was late, so Tina, Ryan, Melissa and I took a little walk with our cigarettes. I ate a torta, walked home, caught another quick nap and then walked up to Odd’s for a double espresso.</text:span></text:p>
      <text:p text:style-name="P141"><text:span text:style-name="T2"><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span></text:p>
      <text:p text:style-name="P141"><text:span text:style-name="T2"/></text:p>
      <text:p text:style-name="P142">II.XVII</text:p>
      <text:p text:style-name="P142"><text:span text:style-name="T2"/></text:p>
      <text:p text:style-name="P141"><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141"><text:span text:style-name="T31"/></text:p>
      <text:p text:style-name="P143">II.XVIII</text:p>
      <text:p text:style-name="P144"/>
      <text:p text:style-name="P40">Let the dogs out at 7 and then had</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6:35:40.701905289</dc:date>
    <meta:editing-duration>P5DT21H3M15S</meta:editing-duration>
    <meta:editing-cycles>211</meta:editing-cycles>
    <meta:generator>LibreOffice/7.3.7.2$Linux_X86_64 LibreOffice_project/30$Build-2</meta:generator>
    <meta:print-date>2024-07-07T17:40:57.703901491</meta:print-date>
    <meta:document-statistic meta:table-count="0" meta:image-count="0" meta:object-count="0" meta:page-count="45" meta:paragraph-count="307" meta:word-count="9588" meta:character-count="49507" meta:non-whitespace-character-count="39940"/>
  </office:meta>
</office:document-meta>
</file>